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Lucida Sans Typewriter" svg:font-family="'Lucida Sans Typewriter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db24e"/>
    </style:style>
    <style:style style:name="P10" style:family="paragraph" style:parent-style-name="Standard">
      <style:text-properties officeooo:rsid="003eed3e" officeooo:paragraph-rsid="0127177f"/>
    </style:style>
    <style:style style:name="P11" style:family="paragraph" style:parent-style-name="Standard">
      <style:text-properties officeooo:rsid="0042cae4" officeooo:paragraph-rsid="0127177f"/>
    </style:style>
    <style:style style:name="P12" style:family="paragraph" style:parent-style-name="Standard">
      <style:text-properties officeooo:rsid="0047eae1" officeooo:paragraph-rsid="00b0ed9d"/>
    </style:style>
    <style:style style:name="P13" style:family="paragraph" style:parent-style-name="Standard">
      <style:text-properties officeooo:rsid="009a0523" officeooo:paragraph-rsid="0127177f"/>
    </style:style>
    <style:style style:name="P14" style:family="paragraph" style:parent-style-name="Standard">
      <style:text-properties officeooo:rsid="00c9df37" officeooo:paragraph-rsid="0127177f"/>
    </style:style>
    <style:style style:name="P15" style:family="paragraph" style:parent-style-name="Standard">
      <style:text-properties officeooo:rsid="00e5fb4a" officeooo:paragraph-rsid="00e8e23c"/>
    </style:style>
    <style:style style:name="P16" style:family="paragraph" style:parent-style-name="Standard">
      <style:text-properties officeooo:rsid="0096dbc9" officeooo:paragraph-rsid="0127177f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0" style:family="paragraph" style:parent-style-name="Standard">
      <style:text-properties officeooo:rsid="007d7782" officeooo:paragraph-rsid="01322b59"/>
    </style:style>
    <style:style style:name="P21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2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3f7024" style:font-weight-asian="bold" style:font-weight-complex="bold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37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0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41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1c2fb4" officeooo:paragraph-rsid="01533a3b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9" style:family="paragraph" style:parent-style-name="Standard">
      <style:paragraph-properties fo:background-color="#cccccc">
        <style:background-image/>
      </style:paragraph-properties>
      <style:text-properties officeooo:rsid="00c9df37" officeooo:paragraph-rsid="014e31f7"/>
    </style:style>
    <style:style style:name="P50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51" style:family="paragraph" style:parent-style-name="Standard">
      <style:text-properties officeooo:rsid="001dcc43" officeooo:paragraph-rsid="010b8cd7"/>
    </style:style>
    <style:style style:name="P52" style:family="paragraph" style:parent-style-name="Standard">
      <style:text-properties officeooo:paragraph-rsid="01473c2c"/>
    </style:style>
    <style:style style:name="P53" style:family="paragraph" style:parent-style-name="Standard">
      <style:text-properties officeooo:rsid="0047eae1" officeooo:paragraph-rsid="00b0ed9d"/>
    </style:style>
    <style:style style:name="P54" style:family="paragraph" style:parent-style-name="Standard">
      <style:text-properties officeooo:rsid="0047eae1" officeooo:paragraph-rsid="01473c2c"/>
    </style:style>
    <style:style style:name="P55" style:family="paragraph" style:parent-style-name="Standard">
      <style:text-properties officeooo:rsid="0047eae1" officeooo:paragraph-rsid="01484a99"/>
    </style:style>
    <style:style style:name="P56" style:family="paragraph" style:parent-style-name="Standard">
      <style:text-properties officeooo:rsid="0047eae1" officeooo:paragraph-rsid="0148ff4a"/>
    </style:style>
    <style:style style:name="P57" style:family="paragraph" style:parent-style-name="Standard">
      <style:text-properties officeooo:rsid="0047eae1" officeooo:paragraph-rsid="01520f79"/>
    </style:style>
    <style:style style:name="P58" style:family="paragraph" style:parent-style-name="Standard">
      <style:text-properties officeooo:rsid="01473c2c" officeooo:paragraph-rsid="01473c2c" fo:background-color="transparent"/>
    </style:style>
    <style:style style:name="P59" style:family="paragraph" style:parent-style-name="Standard">
      <style:text-properties officeooo:rsid="01473c2c" officeooo:paragraph-rsid="01484a99" fo:background-color="transparent"/>
    </style:style>
    <style:style style:name="P60" style:family="paragraph" style:parent-style-name="Standard">
      <style:text-properties officeooo:rsid="01473c2c" officeooo:paragraph-rsid="0148ff4a" fo:background-color="transparent"/>
    </style:style>
    <style:style style:name="P61" style:family="paragraph" style:parent-style-name="Standard">
      <style:text-properties officeooo:paragraph-rsid="01484a99"/>
    </style:style>
    <style:style style:name="P62" style:family="paragraph" style:parent-style-name="Standard">
      <style:text-properties officeooo:paragraph-rsid="0148ff4a"/>
    </style:style>
    <style:style style:name="P63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64" style:family="paragraph" style:parent-style-name="Standard">
      <style:text-properties officeooo:rsid="00c9df37" officeooo:paragraph-rsid="014e31f7"/>
    </style:style>
    <style:style style:name="P65" style:family="paragraph" style:parent-style-name="Standard">
      <style:text-properties officeooo:rsid="003eed3e" officeooo:paragraph-rsid="014e31f7"/>
    </style:style>
    <style:style style:name="P66" style:family="paragraph" style:parent-style-name="Standard">
      <style:text-properties officeooo:rsid="00251d0e" officeooo:paragraph-rsid="014e31f7"/>
    </style:style>
    <style:style style:name="P67" style:family="paragraph" style:parent-style-name="Standard">
      <style:text-properties officeooo:rsid="00339ca0" officeooo:paragraph-rsid="014e31f7"/>
    </style:style>
    <style:style style:name="P68" style:family="paragraph" style:parent-style-name="Standard">
      <style:text-properties officeooo:rsid="0042cae4" officeooo:paragraph-rsid="014e31f7"/>
    </style:style>
    <style:style style:name="P69" style:family="paragraph" style:parent-style-name="Standard">
      <style:text-properties officeooo:rsid="009a0523" officeooo:paragraph-rsid="014e31f7"/>
    </style:style>
    <style:style style:name="P70" style:family="paragraph" style:parent-style-name="Standard">
      <style:text-properties officeooo:rsid="0096dbc9" officeooo:paragraph-rsid="014e31f7"/>
    </style:style>
    <style:style style:name="P71" style:family="paragraph" style:parent-style-name="Standard">
      <style:text-properties officeooo:rsid="014efdf4" officeooo:paragraph-rsid="014efdf4"/>
    </style:style>
    <style:style style:name="P72" style:family="paragraph" style:parent-style-name="Standard">
      <style:text-properties officeooo:rsid="0033aba6" officeooo:paragraph-rsid="00b0ed9d"/>
    </style:style>
    <style:style style:name="P73" style:family="paragraph" style:parent-style-name="Standard">
      <style:text-properties officeooo:paragraph-rsid="01520f79"/>
    </style:style>
    <style:style style:name="P74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paragraph-rsid="01473c2c"/>
    </style:style>
    <style:style style:name="P75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rsid="00d7e0d3" officeooo:paragraph-rsid="00d7e0d3"/>
    </style:style>
    <style:style style:name="P76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normal" officeooo:rsid="01095cf1" officeooo:paragraph-rsid="014e31f7" fo:background-color="transparent" style:font-weight-asian="normal" style:font-weight-complex="normal"/>
    </style:style>
    <style:style style:name="P77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4e31f7" style:font-weight-asian="normal" style:font-weight-complex="normal"/>
    </style:style>
    <style:style style:name="P78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4e31f7" style:font-size-asian="12pt" style:font-size-complex="12pt"/>
    </style:style>
    <style:style style:name="P79" style:family="paragraph" style:parent-style-name="Text_20_body">
      <style:text-properties officeooo:paragraph-rsid="01473c2c" fo:background-color="transparent"/>
    </style:style>
    <style:style style:name="P80" style:family="paragraph" style:parent-style-name="Text_20_body">
      <style:text-properties officeooo:paragraph-rsid="01484a99"/>
    </style:style>
    <style:style style:name="P81" style:family="paragraph" style:parent-style-name="Text_20_body">
      <style:text-properties officeooo:paragraph-rsid="0148ff4a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officeooo:rsid="01473c2c" style:font-weight-asian="bold" style:font-weight-complex="bold"/>
    </style:style>
    <style:style style:name="T26" style:family="text">
      <style:text-properties fo:font-weight="bold" officeooo:rsid="01484a99" style:font-weight-asian="bold" style:font-weight-complex="bold"/>
    </style:style>
    <style:style style:name="T27" style:family="text">
      <style:text-properties fo:font-weight="bold" fo:background-color="#eeeeee" loext:char-shading-value="0" style:font-weight-asian="bold" style:font-weight-complex="bold"/>
    </style:style>
    <style:style style:name="T28" style:family="text">
      <style:text-properties fo:font-weight="bold" officeooo:rsid="006b6da6" fo:background-color="#eeeeee" loext:char-shading-value="0" style:font-weight-asian="bold" style:font-weight-complex="bold"/>
    </style:style>
    <style:style style:name="T29" style:family="text">
      <style:text-properties fo:font-weight="bold" officeooo:rsid="00763e48" fo:background-color="#eeeeee" loext:char-shading-value="0" style:font-weight-asian="bold" style:font-weight-complex="bold"/>
    </style:style>
    <style:style style:name="T30" style:family="text">
      <style:text-properties fo:font-weight="bold" officeooo:rsid="007d7782" fo:background-color="#eeeeee" loext:char-shading-value="0" style:font-weight-asian="bold" style:font-weight-complex="bold"/>
    </style:style>
    <style:style style:name="T31" style:family="text">
      <style:text-properties fo:font-weight="bold" officeooo:rsid="0078f30c" fo:background-color="#eeeeee" loext:char-shading-value="0" style:font-weight-asian="bold" style:font-weight-complex="bold"/>
    </style:style>
    <style:style style:name="T32" style:family="text">
      <style:text-properties fo:font-weight="bold" officeooo:rsid="007f5c64" fo:background-color="#eeeeee" loext:char-shading-value="0" style:font-weight-asian="bold" style:font-weight-complex="bold"/>
    </style:style>
    <style:style style:name="T33" style:family="text">
      <style:text-properties fo:font-weight="bold" officeooo:rsid="00847c21" fo:background-color="#eeeeee" loext:char-shading-value="0" style:font-weight-asian="bold" style:font-weight-complex="bold"/>
    </style:style>
    <style:style style:name="T34" style:family="text">
      <style:text-properties fo:font-weight="bold" officeooo:rsid="006478a5" fo:background-color="#eeeeee" loext:char-shading-value="0" style:font-weight-asian="bold" style:font-weight-complex="bold"/>
    </style:style>
    <style:style style:name="T35" style:family="text">
      <style:text-properties fo:font-weight="bold" officeooo:rsid="0080719a" fo:background-color="#eeeeee" loext:char-shading-value="0" style:font-weight-asian="bold" style:font-weight-complex="bold"/>
    </style:style>
    <style:style style:name="T36" style:family="text">
      <style:text-properties fo:font-weight="bold" officeooo:rsid="005788f8" fo:background-color="#eeeeee" loext:char-shading-value="0" style:font-weight-asian="bold" style:font-weight-complex="bold"/>
    </style:style>
    <style:style style:name="T37" style:family="text">
      <style:text-properties fo:font-weight="bold" officeooo:rsid="00e0dc5d" fo:background-color="#eeeeee" loext:char-shading-value="0" style:font-weight-asian="bold" style:font-weight-complex="bold"/>
    </style:style>
    <style:style style:name="T38" style:family="text">
      <style:text-properties fo:font-weight="bold" officeooo:rsid="00e5fb4a" fo:background-color="#eeeeee" loext:char-shading-value="0" style:font-weight-asian="bold" style:font-weight-complex="bold"/>
    </style:style>
    <style:style style:name="T39" style:family="text">
      <style:text-properties fo:font-weight="bold" officeooo:rsid="00e72901" fo:background-color="#eeeeee" loext:char-shading-value="0" style:font-weight-asian="bold" style:font-weight-complex="bold"/>
    </style:style>
    <style:style style:name="T40" style:family="text">
      <style:text-properties fo:font-weight="bold" officeooo:rsid="00f28b89" fo:background-color="#eeeeee" loext:char-shading-value="0" style:font-weight-asian="bold" style:font-weight-complex="bold"/>
    </style:style>
    <style:style style:name="T41" style:family="text">
      <style:text-properties fo:font-weight="bold" officeooo:rsid="00f37621" fo:background-color="#eeeeee" loext:char-shading-value="0" style:font-weight-asian="bold" style:font-weight-complex="bold"/>
    </style:style>
    <style:style style:name="T42" style:family="text">
      <style:text-properties fo:font-weight="bold" officeooo:rsid="00895de4" fo:background-color="#eeeeee" loext:char-shading-value="0" style:font-weight-asian="bold" style:font-weight-complex="bold"/>
    </style:style>
    <style:style style:name="T43" style:family="text">
      <style:text-properties fo:font-weight="bold" officeooo:rsid="010b8cd7" fo:background-color="#eeeeee" loext:char-shading-value="0" style:font-weight-asian="bold" style:font-weight-complex="bold"/>
    </style:style>
    <style:style style:name="T44" style:family="text">
      <style:text-properties fo:font-weight="bold" officeooo:rsid="0110d878" fo:background-color="#eeeeee" loext:char-shading-value="0" style:font-weight-asian="bold" style:font-weight-complex="bold"/>
    </style:style>
    <style:style style:name="T45" style:family="text">
      <style:text-properties fo:font-weight="bold" officeooo:rsid="012ad429" fo:background-color="#eeeeee" loext:char-shading-value="0" style:font-weight-asian="bold" style:font-weight-complex="bold"/>
    </style:style>
    <style:style style:name="T46" style:family="text">
      <style:text-properties fo:font-weight="bold" officeooo:rsid="01306470" fo:background-color="#eeeeee" loext:char-shading-value="0" style:font-weight-asian="bold" style:font-weight-complex="bold"/>
    </style:style>
    <style:style style:name="T47" style:family="text">
      <style:text-properties fo:font-weight="bold" officeooo:rsid="01533a3b" fo:background-color="#eeeeee" loext:char-shading-value="0" style:font-weight-asian="bold" style:font-weight-complex="bold"/>
    </style:style>
    <style:style style:name="T48" style:family="text">
      <style:text-properties fo:font-weight="bold" fo:background-color="transparent" loext:char-shading-value="0" style:font-weight-asian="bold" style:font-weight-complex="bold"/>
    </style:style>
    <style:style style:name="T49" style:family="text">
      <style:text-properties fo:font-weight="bold" officeooo:rsid="00e0dc5d" fo:background-color="transparent" loext:char-shading-value="0" style:font-weight-asian="bold" style:font-weight-complex="bold"/>
    </style:style>
    <style:style style:name="T50" style:family="text">
      <style:text-properties fo:font-weight="bold" officeooo:rsid="006b6da6" fo:background-color="transparent" loext:char-shading-value="0" style:font-weight-asian="bold" style:font-weight-complex="bold"/>
    </style:style>
    <style:style style:name="T51" style:family="text">
      <style:text-properties fo:font-weight="bold" officeooo:rsid="01473c2c" fo:background-color="transparent" loext:char-shading-value="0" style:font-weight-asian="bold" style:font-weight-complex="bold"/>
    </style:style>
    <style:style style:name="T52" style:family="text">
      <style:text-properties fo:font-weight="bold" officeooo:rsid="005788f8" fo:background-color="transparent" loext:char-shading-value="0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loext:char-shading-value="0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loext:char-shading-value="0" style:font-weight-asian="bold" style:font-weight-complex="bold"/>
    </style:style>
    <style:style style:name="T58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1" style:family="text">
      <style:text-properties style:text-underline-style="none" fo:font-weight="normal" officeooo:rsid="0102c463" fo:background-color="transparent" loext:char-shading-value="0" style:font-weight-asian="normal" style:font-weight-complex="normal"/>
    </style:style>
    <style:style style:name="T62" style:family="text">
      <style:text-properties style:text-underline-style="none" fo:font-weight="normal" officeooo:rsid="0102d64a" fo:background-color="transparent" loext:char-shading-value="0" style:font-weight-asian="normal" style:font-weight-complex="normal"/>
    </style:style>
    <style:style style:name="T63" style:family="text">
      <style:text-properties style:text-underline-style="none" fo:font-weight="normal" officeooo:rsid="01049c22" fo:background-color="transparent" loext:char-shading-value="0" style:font-weight-asian="normal" style:font-weight-complex="normal"/>
    </style:style>
    <style:style style:name="T64" style:family="text">
      <style:text-properties style:text-underline-style="none" fo:background-color="#eeeeee" loext:char-shading-value="0"/>
    </style:style>
    <style:style style:name="T65" style:family="text">
      <style:text-properties style:text-underline-style="none" fo:background-color="transparent" loext:char-shading-value="0"/>
    </style:style>
    <style:style style:name="T66" style:family="text">
      <style:text-properties style:font-name="Courier" fo:font-weight="normal" officeooo:rsid="004dc907" style:font-weight-asian="normal" style:font-weight-complex="normal"/>
    </style:style>
    <style:style style:name="T67" style:family="text">
      <style:text-properties style:font-name="Courier" fo:font-weight="normal" officeooo:rsid="0121903c" style:font-weight-asian="normal" style:font-weight-complex="normal"/>
    </style:style>
    <style:style style:name="T68" style:family="text">
      <style:text-properties officeooo:rsid="00763e48"/>
    </style:style>
    <style:style style:name="T69" style:family="text">
      <style:text-properties officeooo:rsid="0078f30c"/>
    </style:style>
    <style:style style:name="T70" style:family="text">
      <style:text-properties officeooo:rsid="007996a9"/>
    </style:style>
    <style:style style:name="T71" style:family="text">
      <style:text-properties officeooo:rsid="007cb152"/>
    </style:style>
    <style:style style:name="T72" style:family="text">
      <style:text-properties officeooo:rsid="007d7782"/>
    </style:style>
    <style:style style:name="T73" style:family="text">
      <style:text-properties officeooo:rsid="007deec4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47c21" style:font-weight-asian="normal" style:font-weight-complex="normal"/>
    </style:style>
    <style:style style:name="T76" style:family="text">
      <style:text-properties fo:font-weight="normal" officeooo:rsid="00879646" style:font-weight-asian="normal" style:font-weight-complex="normal"/>
    </style:style>
    <style:style style:name="T77" style:family="text">
      <style:text-properties fo:font-weight="normal" officeooo:rsid="00895de4" style:font-weight-asian="normal" style:font-weight-complex="normal"/>
    </style:style>
    <style:style style:name="T78" style:family="text">
      <style:text-properties fo:font-weight="normal" officeooo:rsid="008b0675" style:font-weight-asian="normal" style:font-weight-complex="normal"/>
    </style:style>
    <style:style style:name="T79" style:family="text">
      <style:text-properties fo:font-weight="normal" officeooo:rsid="008bdaaa" style:font-weight-asian="normal" style:font-weight-complex="normal"/>
    </style:style>
    <style:style style:name="T80" style:family="text">
      <style:text-properties fo:font-weight="normal" officeooo:rsid="00847c21" fo:background-color="#eeeeee" loext:char-shading-value="0" style:font-weight-asian="normal" style:font-weight-complex="normal"/>
    </style:style>
    <style:style style:name="T81" style:family="text">
      <style:text-properties fo:font-weight="normal" officeooo:rsid="00895de4" fo:background-color="#eeeeee" loext:char-shading-value="0" style:font-weight-asian="normal" style:font-weight-complex="normal"/>
    </style:style>
    <style:style style:name="T82" style:family="text">
      <style:text-properties officeooo:rsid="0080719a"/>
    </style:style>
    <style:style style:name="T83" style:family="text">
      <style:text-properties style:font-name="Tinos1" officeooo:rsid="001dcc43"/>
    </style:style>
    <style:style style:name="T84" style:family="text">
      <style:text-properties style:font-name="Tinos1" fo:font-weight="bold" officeooo:rsid="001dcc43" style:font-weight-asian="bold" style:font-weight-complex="bold"/>
    </style:style>
    <style:style style:name="T85" style:family="text">
      <style:text-properties style:font-name="Tinos1" fo:font-weight="bold" officeooo:rsid="0109d8bf" fo:background-color="#eeeeee" loext:char-shading-value="0" style:font-weight-asian="bold" style:font-weight-complex="bold"/>
    </style:style>
    <style:style style:name="T86" style:family="text">
      <style:text-properties style:font-name="Tinos1" officeooo:rsid="001dcc43" fo:background-color="#eeeeee" loext:char-shading-value="0"/>
    </style:style>
    <style:style style:name="T87" style:family="text">
      <style:text-properties style:font-name="Tinos1" officeooo:rsid="0109d8bf"/>
    </style:style>
    <style:style style:name="T88" style:family="text">
      <style:text-properties style:font-name="Tinos1" officeooo:rsid="013d7e8a"/>
    </style:style>
    <style:style style:name="T89" style:family="text">
      <style:text-properties style:font-name="Tinos1" officeooo:rsid="0141030c"/>
    </style:style>
    <style:style style:name="T90" style:family="text">
      <style:text-properties style:font-name="Tinos1" fo:font-size="14pt" style:font-size-asian="14pt" style:font-size-complex="14pt"/>
    </style:style>
    <style:style style:name="T91" style:family="text">
      <style:text-properties style:font-name="Tinos1" fo:font-size="14pt" officeooo:rsid="00deb80a" style:font-size-asian="14pt" style:font-size-complex="14pt"/>
    </style:style>
    <style:style style:name="T92" style:family="text">
      <style:text-properties style:font-name="Tinos1" fo:font-size="14pt" officeooo:rsid="0148ff4a" style:font-size-asian="14pt" style:font-size-complex="14pt"/>
    </style:style>
    <style:style style:name="T93" style:family="text">
      <style:text-properties style:font-name="Tinos1" fo:font-size="14pt" style:text-underline-style="none" fo:font-weight="bold" style:font-size-asian="14pt" style:font-weight-asian="bold" style:font-size-complex="14pt" style:font-weight-complex="bold"/>
    </style:style>
    <style:style style:name="T94" style:family="text">
      <style:text-properties style:font-name="Tinos1" fo:font-size="14pt" style:text-underline-style="none" fo:font-weight="bold" officeooo:rsid="00deb80a" style:font-size-asian="14pt" style:font-weight-asian="bold" style:font-size-complex="14pt" style:font-weight-complex="bold"/>
    </style:style>
    <style:style style:name="T95" style:family="text">
      <style:text-properties style:font-name="Tinos1" fo:font-size="14pt" style:text-underline-style="none" fo:font-weight="bold" officeooo:rsid="0148ff4a" style:font-size-asian="14pt" style:font-weight-asian="bold" style:font-size-complex="14pt" style:font-weight-complex="bold"/>
    </style:style>
    <style:style style:name="T96" style:family="text">
      <style:text-properties style:font-name="Tinos1" fo:font-size="14pt" style:text-underline-style="none" fo:font-weight="bold" officeooo:rsid="00d7e0d3" style:font-size-asian="14pt" style:font-weight-asian="bold" style:font-size-complex="14pt" style:font-weight-complex="bold"/>
    </style:style>
    <style:style style:name="T97" style:family="text">
      <style:text-properties style:font-name="Tinos1" fo:font-size="14pt" style:text-underline-style="none" fo:font-weight="bold" officeooo:rsid="01473c2c" style:font-size-asian="14pt" style:font-weight-asian="bold" style:font-size-complex="14pt" style:font-weight-complex="bold"/>
    </style:style>
    <style:style style:name="T98" style:family="text">
      <style:text-properties fo:font-size="15pt" fo:font-weight="bold" style:font-size-asian="15pt" style:font-weight-asian="bold" style:font-size-complex="15pt" style:font-weight-complex="bold"/>
    </style:style>
    <style:style style:name="T99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100" style:family="text">
      <style:text-properties fo:background-color="#eeeeee" loext:char-shading-value="0"/>
    </style:style>
    <style:style style:name="T101" style:family="text">
      <style:text-properties officeooo:rsid="006b6da6" fo:background-color="#eeeeee" loext:char-shading-value="0"/>
    </style:style>
    <style:style style:name="T102" style:family="text">
      <style:text-properties officeooo:rsid="00763e48" fo:background-color="#eeeeee" loext:char-shading-value="0"/>
    </style:style>
    <style:style style:name="T103" style:family="text">
      <style:text-properties officeooo:rsid="007d7782" fo:background-color="#eeeeee" loext:char-shading-value="0"/>
    </style:style>
    <style:style style:name="T104" style:family="text">
      <style:text-properties officeooo:rsid="0078f30c" fo:background-color="#eeeeee" loext:char-shading-value="0"/>
    </style:style>
    <style:style style:name="T105" style:family="text">
      <style:text-properties officeooo:rsid="007cb152" fo:background-color="#eeeeee" loext:char-shading-value="0"/>
    </style:style>
    <style:style style:name="T106" style:family="text">
      <style:text-properties officeooo:rsid="006478a5" fo:background-color="#eeeeee" loext:char-shading-value="0"/>
    </style:style>
    <style:style style:name="T107" style:family="text">
      <style:text-properties officeooo:rsid="0080719a" fo:background-color="#eeeeee" loext:char-shading-value="0"/>
    </style:style>
    <style:style style:name="T108" style:family="text">
      <style:text-properties officeooo:rsid="005788f8" fo:background-color="#eeeeee" loext:char-shading-value="0"/>
    </style:style>
    <style:style style:name="T109" style:family="text">
      <style:text-properties officeooo:rsid="00e72901"/>
    </style:style>
    <style:style style:name="T110" style:family="text">
      <style:text-properties officeooo:rsid="00f28b89"/>
    </style:style>
    <style:style style:name="T111" style:family="text">
      <style:text-properties officeooo:rsid="00f37621"/>
    </style:style>
    <style:style style:name="T112" style:family="text">
      <style:text-properties officeooo:rsid="010072c0"/>
    </style:style>
    <style:style style:name="T113" style:family="text">
      <style:text-properties officeooo:rsid="01032dab"/>
    </style:style>
    <style:style style:name="T114" style:family="text">
      <style:text-properties officeooo:rsid="01049c22"/>
    </style:style>
    <style:style style:name="T115" style:family="text">
      <style:text-properties officeooo:rsid="006b6da6" fo:background-color="transparent" loext:char-shading-value="0"/>
    </style:style>
    <style:style style:name="T116" style:family="text">
      <style:text-properties officeooo:rsid="012ad429" fo:background-color="transparent" loext:char-shading-value="0"/>
    </style:style>
    <style:style style:name="T117" style:family="text">
      <style:text-properties officeooo:rsid="012cac1c" fo:background-color="transparent" loext:char-shading-value="0"/>
    </style:style>
    <style:style style:name="T118" style:family="text">
      <style:text-properties officeooo:rsid="005788f8" fo:background-color="transparent" loext:char-shading-value="0"/>
    </style:style>
    <style:style style:name="T119" style:family="text">
      <style:text-properties officeooo:rsid="01484a99" fo:background-color="transparent" loext:char-shading-value="0"/>
    </style:style>
    <style:style style:name="T120" style:family="text">
      <style:text-properties officeooo:rsid="0148ff4a" fo:background-color="transparent" loext:char-shading-value="0"/>
    </style:style>
    <style:style style:name="T121" style:family="text">
      <style:text-properties officeooo:rsid="01520f79" fo:background-color="transparent" loext:char-shading-value="0"/>
    </style:style>
    <style:style style:name="T122" style:family="text">
      <style:text-properties fo:font-size="14pt" fo:font-weight="bold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5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6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7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8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9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30" style:family="text">
      <style:text-properties fo:font-size="14pt" style:font-size-asian="14pt" style:font-size-complex="14pt"/>
    </style:style>
    <style:style style:name="T131" style:family="text">
      <style:text-properties fo:font-size="14pt" officeooo:rsid="00671651" style:font-size-asian="14pt" style:font-size-complex="14pt"/>
    </style:style>
    <style:style style:name="T132" style:family="text">
      <style:text-properties fo:font-size="14pt" officeooo:rsid="00deb80a" style:font-size-asian="14pt" style:font-size-complex="14pt"/>
    </style:style>
    <style:style style:name="T133" style:family="text">
      <style:text-properties fo:font-size="14pt" officeooo:rsid="01473c2c" style:font-size-asian="14pt" style:font-size-complex="14pt"/>
    </style:style>
    <style:style style:name="T13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5" style:family="text">
      <style:text-properties fo:font-size="14pt" style:text-underline-style="none" fo:font-weight="bold" officeooo:rsid="00f28b89" style:font-size-asian="14pt" style:font-weight-asian="bold" style:font-size-complex="14pt" style:font-weight-complex="bold"/>
    </style:style>
    <style:style style:name="T136" style:family="text">
      <style:text-properties fo:font-size="14pt" style:text-underline-style="none" fo:font-weight="bold" officeooo:rsid="01533a3b" style:font-size-asian="14pt" style:font-weight-asian="bold" style:font-size-complex="14pt" style:font-weight-complex="bold"/>
    </style:style>
    <style:style style:name="T137" style:family="text">
      <style:text-properties officeooo:rsid="01142659"/>
    </style:style>
    <style:style style:name="T138" style:family="text">
      <style:text-properties officeooo:rsid="011a9efc"/>
    </style:style>
    <style:style style:name="T139" style:family="text">
      <style:text-properties officeooo:rsid="011c3c2f"/>
    </style:style>
    <style:style style:name="T140" style:family="text">
      <style:text-properties officeooo:rsid="0122598c"/>
    </style:style>
    <style:style style:name="T141" style:family="text">
      <style:text-properties officeooo:rsid="0123b6f3"/>
    </style:style>
    <style:style style:name="T142" style:family="text">
      <style:text-properties officeooo:rsid="0134b18f"/>
    </style:style>
    <style:style style:name="T143" style:family="text">
      <style:text-properties officeooo:rsid="013f7024"/>
    </style:style>
    <style:style style:name="T144" style:family="text">
      <style:text-properties officeooo:rsid="014055eb"/>
    </style:style>
    <style:style style:name="T145" style:family="text">
      <style:text-properties officeooo:rsid="01416ce8"/>
    </style:style>
    <style:style style:name="T146" style:family="text">
      <style:text-properties fo:language="zxx" fo:country="none" fo:font-weight="bold" officeooo:rsid="0148ff4a" style:language-asian="zxx" style:country-asian="none" style:font-weight-asian="bold" style:language-complex="zxx" style:country-complex="none" style:font-weight-complex="bold"/>
    </style:style>
    <style:style style:name="T147" style:family="text">
      <style:text-properties officeooo:rsid="01484a99"/>
    </style:style>
    <style:style style:name="T148" style:family="text">
      <style:text-properties officeooo:rsid="0148ff4a"/>
    </style:style>
    <style:style style:name="T149" style:family="text">
      <style:text-properties officeooo:rsid="01520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34">Andrew Proshkin </text:span><text:span text:style-name="T135">CV <text:s text:c="66"/></text:span><text:span text:style-name="T136">[remote working only]</text:span></text:p>
      <text:p text:style-name="P17"><text:span text:style-name="T65"><text:s text:c="4"/></text:span><text:span text:style-name="T64">Email / jabber</text:span><text:span text:style-name="T54"> <text:s text:c="6"/></text:span><text:a xlink:type="simple" xlink:href="mailto:zx80live@gmail.com" text:style-name="Internet_20_link" text:visited-style-name="Visited_20_Internet_20_Link"><text:span text:style-name="T59">zx80live@gmail.com</text:span></text:a></text:p>
      <text:p text:style-name="P18"><text:s text:c="4"/><text:span text:style-name="T100">Skype</text:span> <text:s text:c="20"/><text:span text:style-name="T74">zx80live</text:span></text:p>
      <text:p text:style-name="P17"><text:span text:style-name="T54"><text:s text:c="4"/></text:span><text:span text:style-name="T64">LinkedIn</text:span><text:span text:style-name="T54"> <text:s text:c="14"/></text:span><text:a xlink:type="simple" xlink:href="https://www.linkedin.com/in/scalajavadev" text:style-name="Internet_20_link" text:visited-style-name="Visited_20_Internet_20_Link"><text:span text:style-name="T59">https://www.linkedin.com/in/scalajavadev</text:span></text:a></text:p>
      <text:p text:style-name="P19"><text:s text:c="4"/><text:span text:style-name="T40">Location</text:span><text:span text:style-name="T110"> <text:s text:c="15"/>Russia, Penza</text:span></text:p>
      <text:p text:style-name="P63"><text:s text:c="4"/><text:span text:style-name="T41">Education</text:span><text:span text:style-name="T111"> <text:s text:c="12"/>Penza state university, faculty of Computer Science, 1997 – 2002</text:span></text:p>
      <text:p text:style-name="P49"><text:span text:style-name="T122">About</text:span></text:p>
      <text:p text:style-name="P71"><text:s text:c="4"/>* 10 years experience in programming</text:p>
      <text:p text:style-name="P71"><text:s text:c="4"/>* I find long-term difficult projects to be particularly interesting</text:p>
      <text:p text:style-name="P64"><text:span text:style-name="T15"><text:s text:c="4"/></text:span><text:span text:style-name="T27">I can</text:span><text:span text:style-name="T100">:</text:span> <text:span text:style-name="T7">- develop complex systems</text:span></text:p>
      <text:p text:style-name="P65"><text:s text:c="15"/>- read and understand legacy code, optimize <text:span text:style-name="T9">it</text:span> <text:span text:style-name="T8">and</text:span> perform refactoring</text:p>
      <text:p text:style-name="P78"><text:span text:style-name="T15"><text:s text:c="4"/></text:span><text:span text:style-name="T27">The principles that I prefer to follow in programming</text:span><text:span text:style-name="T100">:</text:span> <text:span text:style-name="T3"><text:s text:c="4"/></text:span></text:p>
      <text:p text:style-name="P66"><text:s text:c="8"/>- <text:span text:style-name="T4">a reliable code equals a simple code (Unix way, KISS)</text:span></text:p>
      <text:p text:style-name="P67"><text:s text:c="8"/>- keep up with the latest technologies <text:span text:style-name="T5">and trends in programming</text:span></text:p>
      <text:p text:style-name="P67"><text:s text:c="8"/>- <text:span text:style-name="T6">pick up good ideas from other programming languages and methodologies</text:span></text:p>
      <text:p text:style-name="P68"><text:span text:style-name="T15"><text:s text:c="4"/></text:span><text:span text:style-name="T27">The books I've read lately</text:span><text:span text:style-name="T100">:</text:span> </text:p>
      <text:p text:style-name="P68"><text:s text:c="8"/><text:span text:style-name="T140">Java 8 Lambdas. Richard Warburton. O'Relly 2014.</text:span></text:p>
      <text:p text:style-name="P69"><text:s text:c="8"/>Play for Scala. Peter Hilton. Manning Publications <text:s/>2014.</text:p>
      <text:p text:style-name="P70"><text:s text:c="8"/>Scala in Action, Nilanjan Raychaudhuri. Manning Publications 2013.</text:p>
      <text:p text:style-name="P77"><text:s text:c="5"/>Scala design patterns. John Hunt. <text:s/>Springer International <text:s text:c="2"/>Publishing Switzerland 2013.</text:p>
      <text:p text:style-name="P76"/>
      <text:p text:style-name="P38">Common skills</text:p>
      <text:p text:style-name="P33"><text:s/><text:span text:style-name="T100">Languages that I'm highly experienced in working with: </text:span></text:p>
      <text:p text:style-name="P34"><text:span text:style-name="T66"><text:s text:c="3"/>Scala, Java, Javascript, </text:span><text:span text:style-name="T67">Regex</text:span></text:p>
      <text:p text:style-name="P21"><text:span text:style-name="T15"><text:s/></text:span><text:span text:style-name="T27">Languages that I'm familiar with</text:span><text:span text:style-name="T100">:</text:span> </text:p>
      <text:p text:style-name="P36"><text:s text:c="3"/>Common Lisp, Clojure, <text:span text:style-name="T143">Goovy, </text:span>Haskell, C++, C, Assembler x86</text:p>
      <text:p text:style-name="P30"><text:span text:style-name="T15"><text:s/></text:span><text:span text:style-name="T27">English</text:span><text:span text:style-name="T100">:</text:span> <text:span text:style-name="T89">taking an intermediate</text:span><text:span text:style-name="T88"> </text:span><text:span text:style-name="T89">course at the moment</text:span><text:span text:style-name="T83"> </text:span><text:span text:style-name="T84"><text:s/></text:span><text:span text:style-name="T85">German</text:span><text:span text:style-name="T86">:</text:span><text:span text:style-name="T83"> </text:span><text:span text:style-name="T87">beginner</text:span></text:p>
      <text:p text:style-name="P23"><text:span text:style-name="T15"><text:s/></text:span><text:span text:style-name="T27">Methodologies</text:span><text:span text:style-name="T100">:</text:span> OOP, <text:span text:style-name="T139">f</text:span>unctional programming, generative programming, <text:span text:style-name="T11">continuous integration, </text:span></text:p>
      <text:p text:style-name="P29"><text:s text:c="27"/>lean software development, Scrum, <text:span text:style-name="T141">TDD, REST, Reactive design patterns</text:span></text:p>
      <text:p text:style-name="P22"><text:span text:style-name="T15"><text:s/></text:span><text:span text:style-name="T27">Math concepts</text:span><text:span text:style-name="T100">:</text:span> graph theory, automata <text:span text:style-name="T1">theory</text:span>, lambda <text:span text:style-name="T10">calculus</text:span></text:p>
      <text:p text:style-name="P35"><text:span text:style-name="T15"><text:s/></text:span><text:span text:style-name="T27">SCM</text:span><text:span text:style-name="T100">:</text:span> Git <text:span text:style-name="T142">(prefer </text:span><text:a xlink:type="simple" xlink:href="http://nvie.com/files/Git-branching-model.pdf" text:style-name="Internet_20_link" text:visited-style-name="Visited_20_Internet_20_Link"><text:span text:style-name="T142">http://nvie.com/files/Git-branching-model.pdf</text:span></text:a><text:span text:style-name="T142">)</text:span>, Subversion</text:p>
      <text:p text:style-name="P24"><text:span text:style-name="T15"><text:s/></text:span><text:span text:style-name="T27">IDE, Tools</text:span><text:span text:style-name="T100">:</text:span> <text:span text:style-name="T145">Intellij IDEA, </text:span>Eclipse <text:span text:style-name="T143">(JEE, Scala-IDE)</text:span>, <text:span text:style-name="T2">Netbeans, Ant, Maven, SBT (0.13.x)</text:span></text:p>
      <text:p text:style-name="P25"><text:span text:style-name="T15"><text:s/></text:span><text:span text:style-name="T27">Planning</text:span><text:span text:style-name="T100">:</text:span> JIRA, Unfuddle, AgileZen, YouTrack</text:p>
      <text:p text:style-name="P26"><text:span text:style-name="T15"><text:s/></text:span><text:span text:style-name="T27">CI</text:span><text:span text:style-name="T100">:</text:span> Hudson, Cruise control</text:p>
      <text:p text:style-name="P27"><text:span text:style-name="T55"><text:s/></text:span><text:span text:style-name="T56">Database</text:span><text:span text:style-name="T100">:</text:span> PostgreSQL, <text:span text:style-name="T138">H2, </text:span>MySQL, Firebird, HSQLDB, <text:span text:style-name="T70">MongoDB, Redis</text:span></text:p>
      <text:p text:style-name="P31"><text:span text:style-name="T16"><text:s/></text:span><text:span text:style-name="T28">OS</text:span><text:span text:style-name="T101">:</text:span><text:span text:style-name="T53"> Linux (OpenSuse, Mint, Ubuntu) </text:span></text:p>
      <text:p text:style-name="P32"><text:span text:style-name="T50"><text:s/></text:span><text:span text:style-name="T45">other</text:span><text:span text:style-name="T101">:</text:span><text:span text:style-name="T115"> </text:span><text:span text:style-name="T117">n</text:span><text:span text:style-name="T116">ginx (load balancing), Tomcat clustering</text:span></text:p>
      <text:p text:style-name="P39"><text:span text:style-name="T123">B</text:span><text:span text:style-name="T122">ackend - Scala stack</text:span><text:span text:style-name="T124"> </text:span><text:span text:style-name="T125">(</text:span><text:span text:style-name="T128">experience </text:span><text:span text:style-name="T129">1,5 year</text:span><text:span text:style-name="T125">)</text:span></text:p>
      <text:p text:style-name="P1"><text:span text:style-name="T18"><text:s text:c="4"/></text:span><text:span text:style-name="T29">language level</text:span><text:span text:style-name="T102">:</text:span><text:span text:style-name="T68"> 2.11.x</text:span></text:p>
      <text:p text:style-name="P40"><text:span text:style-name="T20"><text:s text:c="4"/></text:span><text:span text:style-name="T30">language concepts</text:span><text:span text:style-name="T103">:</text:span><text:span text:style-name="T72"> collections, pattern matching, implicits, FP-features (immutable, <text:s/>combinators, <text:s/></text:span></text:p>
      <text:p text:style-name="P41"><text:s text:c="37"/>currying, partial, lambdas, tail recursion), type variance, string interpolators, </text:p>
      <text:p text:style-name="P41"><text:s text:c="37"/>structural types, futures, <text:span text:style-name="T143">scala-reflections</text:span></text:p>
      <text:p text:style-name="P8"><text:span text:style-name="T19"><text:s text:c="4"/></text:span><text:span text:style-name="T31">web</text:span><text:span text:style-name="T104">:</text:span><text:span text:style-name="T69"> </text:span>Playframework <text:span text:style-name="T13">(2.x)</text:span>, Xitrum, <text:span text:style-name="T73">Spray.io, Web-sockets</text:span></text:p>
      <text:p text:style-name="P9"><text:span text:style-name="T19"><text:s text:c="4"/></text:span><text:span text:style-name="T31">database</text:span><text:span text:style-name="T104">:</text:span><text:span text:style-name="T69"> Slick 2.1 (prefferable), Casbah (MongoDB), ScalikeJDBC, Squeryl, Anorm</text:span></text:p>
      <text:p text:style-name="P8"><text:span text:style-name="T21"><text:s text:c="4"/></text:span><text:span text:style-name="T32">concurrent</text:span><text:span text:style-name="T105">:</text:span><text:span text:style-name="T71"> Akka, Futures</text:span></text:p>
      <text:p text:style-name="P8"><text:span text:style-name="T23"><text:s text:c="4"/></text:span><text:span text:style-name="T33">testing</text:span><text:span text:style-name="T80">:</text:span><text:span text:style-name="T75"> scalatest, </text:span><text:span text:style-name="T76">scalacheck, spec</text:span></text:p>
      <text:p text:style-name="P8"><text:span text:style-name="T76"><text:s text:c="4"/></text:span><text:span text:style-name="T42">tools</text:span><text:span text:style-name="T81">:</text:span><text:span text:style-name="T77"> SBT (manage dependencies, user-tasks, publishing to repositories), </text:span><text:span text:style-name="T79">S</text:span><text:span text:style-name="T78">cala-REPL</text:span></text:p>
      <text:p text:style-name="P8"><text:span text:style-name="T78"/></text:p>
      <text:p text:style-name="P50"><text:soft-page-break/><text:span text:style-name="T126">Backend - </text:span><text:span text:style-name="T122">Java stack </text:span><text:span text:style-name="T127">(</text:span><text:span text:style-name="T131">experience 10 years</text:span><text:span text:style-name="T127">)</text:span></text:p>
      <text:p text:style-name="P1"><text:span text:style-name="T17"><text:s text:c="4"/></text:span><text:span text:style-name="T34">language level</text:span><text:span text:style-name="T106">:</text:span><text:span text:style-name="T14"> Java 7, 8</text:span></text:p>
      <text:p text:style-name="P1"><text:span text:style-name="T22"><text:s text:c="4"/></text:span><text:span text:style-name="T35">API</text:span><text:span text:style-name="T107">:</text:span><text:span text:style-name="T82"> collections, NIO, concurrency, reflection, dynamic proxy, in-memory compilation, etc</text:span></text:p>
      <text:p text:style-name="P5"><text:span text:style-name="T20"><text:s text:c="4"/></text:span><text:span text:style-name="T30">frameworks, </text:span><text:span text:style-name="T46">libs, specs</text:span><text:span text:style-name="T103">:</text:span><text:span text:style-name="T72"> Springframework (3.x / 4.x): IOC, Security, MVC, transactions, </text:span></text:p>
      <text:p text:style-name="P20"><text:s text:c="27"/>JSR-303 etc.; Playframework (Java), <text:s/>Hibernate (core, HQL, search), Lucene, Quartz,</text:p>
      <text:p text:style-name="P20"><text:s text:c="27"/>Apache commons, WS, Akka, Jackson, ehcache, <text:span text:style-name="T144">Liferay</text:span></text:p>
      <text:p text:style-name="P4"><text:span text:style-name="T20"><text:s text:c="4"/></text:span><text:span text:style-name="T44">additional languages</text:span><text:span text:style-name="T103">:</text:span><text:span text:style-name="T72"> XML, JSPX, JSON, YAML</text:span></text:p>
      <text:p text:style-name="P2"><text:span text:style-name="T20"><text:s text:c="4"/></text:span><text:span text:style-name="T43">testing</text:span><text:span text:style-name="T103">:</text:span><text:span text:style-name="T72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3">:</text:span><text:span text:style-name="T72"> JProfiler, Maven3, Ant, Liquibase</text:span></text:p>
      <text:p text:style-name="P2"><text:span text:style-name="T20"><text:s text:c="4"/></text:span><text:span text:style-name="T43">app-servers</text:span><text:span text:style-name="T103">:</text:span><text:span text:style-name="T72"> Tomcat, GlassFish, Jetty</text:span></text:p>
      <text:p text:style-name="P48"><text:span text:style-name="T99">F</text:span><text:span text:style-name="T98">rontend</text:span></text:p>
      <text:p text:style-name="P12"><text:span text:style-name="T24"><text:s text:c="4"/></text:span><text:span text:style-name="T36">languages</text:span><text:span text:style-name="T108">:</text:span><text:span text:style-name="T12"> </text:span>Javascript, HTML5, CSS3, <text:span text:style-name="T137">LESS, <text:s/>ScalaScript</text:span></text:p>
      <text:p text:style-name="P12"><text:span text:style-name="T24"><text:s text:c="4"/></text:span><text:span text:style-name="T36">frameworks</text:span><text:span text:style-name="T108">:</text:span><text:span text:style-name="T12"> Jquery, JQueryUI, Prototype, Isogenic engine, AngularJS, Bootstrap3</text:span></text:p>
      <text:p text:style-name="P12"><text:span text:style-name="T24"><text:s text:c="4"/></text:span><text:span text:style-name="T36">tools</text:span><text:span text:style-name="T108">:</text:span><text:span text:style-name="T12"> Grunt, JsLint</text:span></text:p>
      <text:p text:style-name="P75"><text:span text:style-name="T94">Last </text:span><text:span text:style-name="T97">non-commercial </text:span><text:span text:style-name="T94">projects</text:span><text:span text:style-name="T93">:</text:span></text:p>
      <text:p text:style-name="P54"><text:span text:style-name="T15"><text:s text:c="2"/></text:span><text:a xlink:type="simple" xlink:href="https://github.com/zx80live/com.zx80.mod.english.remote" text:style-name="Internet_20_link" text:visited-style-name="Visited_20_Internet_20_Link"><text:span text:style-name="T24">https://github.com/zx80live/com.zx80.mod.english.remote</text:span></text:a></text:p>
      <text:p text:style-name="P54"><text:span text:style-name="T24"><text:s text:c="4"/></text:span><text:span text:style-name="T51">description</text:span><text:span text:style-name="T118">: Remote API for Longman/Lingvo Dictionary, Yandex translator</text:span></text:p>
      <text:p text:style-name="P58"><text:span text:style-name="T15"><text:s text:c="4"/>skills</text:span>: Scala Futures</text:p>
      <text:p text:style-name="P79"><text:span text:style-name="T24"><text:s text:c="4"/></text:span><text:span text:style-name="T25">stack</text:span><text:span text:style-name="T12">: scala 2.11</text:span>, spray-json, net.databinder.dispatch, org.jsoup</text:p>
      <text:p text:style-name="P54"><text:span text:style-name="T15"><text:s text:c="2"/></text:span><text:a xlink:type="simple" xlink:href="https://github.com/zx80live/com.zx80live.mod.siteextractor" text:style-name="Internet_20_link" text:visited-style-name="Visited_20_Internet_20_Link"><text:span text:style-name="T24">https://github.com/zx80live/com.zx80live.mod.siteextractor</text:span></text:a></text:p>
      <text:p text:style-name="P52"><text:span text:style-name="T24"><text:s text:c="4"/></text:span><text:span text:style-name="T51">description</text:span><text:span text:style-name="T118">:</text:span> <text:s/>Simple site parser API</text:p>
      <text:p text:style-name="P58"><text:span text:style-name="T15"><text:s text:c="4"/>skills</text:span>: Scala Futures, Scala regex, Akka</text:p>
      <text:p text:style-name="Text_20_body"><text:span text:style-name="T52"><text:s text:c="4"/></text:span><text:span text:style-name="T51">stack</text:span><text:span text:style-name="T118">: </text:span>Akka</text:p>
      <text:p text:style-name="P55"><text:span text:style-name="T26"><text:s text:c="2"/></text:span><text:a xlink:type="simple" xlink:href="https://github.com/zx80live/crazy-eights-game" text:style-name="Internet_20_link" text:visited-style-name="Visited_20_Internet_20_Link"><text:span text:style-name="T26">https://github.com/zx80live/crazy-eights-game</text:span></text:a></text:p>
      <text:p text:style-name="P61"><text:span text:style-name="T24"><text:s text:c="4"/></text:span><text:span text:style-name="T51">description</text:span><text:span text:style-name="T118">:</text:span> <text:s/><text:span text:style-name="T147">Crazy Eights Game</text:span></text:p>
      <text:p text:style-name="P59"><text:span text:style-name="T15"><text:s text:c="4"/>skills</text:span>: <text:span text:style-name="T147">Actors, implicits, String interpotaions, recursion, functional combinators</text:span></text:p>
      <text:p text:style-name="P80"><text:span text:style-name="T52"><text:s text:c="4"/></text:span><text:span text:style-name="T51">stack</text:span><text:span text:style-name="T118">: </text:span><text:span text:style-name="T119">Scala 2.11, </text:span>Akka</text:p>
      <text:p text:style-name="P56"><text:span text:style-name="T26"><text:s text:c="2"/></text:span><text:a xlink:type="simple" xlink:href="https://github.com/zx80live/leverage-expertise" text:style-name="Internet_20_link" text:visited-style-name="Visited_20_Internet_20_Link"><text:span text:style-name="T146">https://github.com/zx80live/leverage-expertise</text:span></text:a></text:p>
      <text:p text:style-name="P62"><text:span text:style-name="T24"><text:s text:c="4"/></text:span><text:span text:style-name="T51">description</text:span><text:span text:style-name="T118">:</text:span> <text:s/><text:span text:style-name="T148">subprojects – Slick-extensions, Simple-security, Play-Security, Fixtures</text:span></text:p>
      <text:p text:style-name="P60"><text:span text:style-name="T15"><text:s text:c="4"/>skills</text:span>: <text:span text:style-name="T148">Slick, scala reflection, tests, lambdas, complex slick-joins</text:span></text:p>
      <text:p text:style-name="P81"><text:span text:style-name="T52"><text:s text:c="4"/></text:span><text:span text:style-name="T51">stack</text:span><text:span text:style-name="T118">: </text:span><text:span text:style-name="T120">Slick 2.1.0, playframework</text:span></text:p>
      <text:p text:style-name="P57"><text:span text:style-name="T26"><text:s/></text:span><text:a xlink:type="simple" xlink:href="https://github.com/slick/slick/issues/999" text:style-name="Internet_20_link" text:visited-style-name="Visited_20_Internet_20_Link"><text:span text:style-name="T146">https://github.com/slick/slick/issues/999</text:span></text:a></text:p>
      <text:p text:style-name="P73"><text:span text:style-name="T52"><text:s text:c="4"/></text:span><text:span text:style-name="T51">description</text:span><text:span text:style-name="T118">:</text:span><text:span text:style-name="T120"> <text:s/></text:span><text:span text:style-name="T121">find and contribute bug in slick project: </text:span></text:p>
      <text:p text:style-name="P74"><text:span text:style-name="T94">Last </text:span><text:span text:style-name="T95">commercial </text:span><text:span text:style-name="T94">projects</text:span><text:span text:style-name="T96">:</text:span></text:p>
      <text:p text:style-name="P44"><text:span text:style-name="T49"><text:s text:c="4"/></text:span><text:span text:style-name="T37">2009 – 2013, </text:span><text:span text:style-name="T38">Fernando systems. </text:span><text:span text:style-name="T27">Social network </text:span><text:a xlink:type="simple" xlink:href="http://charlaremos.com/" text:style-name="Internet_20_link" text:visited-style-name="Visited_20_Internet_20_Link"><text:span text:style-name="T27">http://charlaremos.com</text:span></text:a><text:span text:style-name="T27">:</text:span><text:span text:style-name="T48"> </text:span></text:p>
      <text:p text:style-name="P43"><text:span text:style-name="T58"><text:s text:c="6"/></text:span><text:span text:style-name="T60">Design and development (back-end and front-end): architecture, core API and modules, database <text:s/></text:span></text:p>
      <text:p text:style-name="P46"><text:s text:c="6"/>model; task planning; testing infrastructure; continuous integration; </text:p>
      <text:p text:style-name="P46"><text:s text:c="6"/><text:span text:style-name="T112">Java stack: Springframework (MVC, security, IOC, transactions, etc), Hibernate, Hibernate search</text:span></text:p>
      <text:p text:style-name="P46"><text:s text:c="6"/><text:span text:style-name="T112">Frontend: jQuery, Bootstrap, Prototype, GWT</text:span></text:p>
      <text:p text:style-name="P45"><text:span text:style-name="T58"><text:s text:c="4"/></text:span><text:span text:style-name="T56">2013, </text:span><text:span text:style-name="T57">Fernando systems. </text:span><text:span text:style-name="T56">Race game front-end </text:span><text:a xlink:type="simple" xlink:href="http://ageofclones.com/" text:style-name="Internet_20_link" text:visited-style-name="Visited_20_Internet_20_Link"><text:span text:style-name="T27">http://ageofclones.com</text:span></text:a><text:span text:style-name="T56">:</text:span><text:span text:style-name="T58"> </text:span></text:p>
      <text:p text:style-name="P45"><text:span text:style-name="T58"><text:s text:c="6"/></text:span><text:span text:style-name="T60">Pig race game front-end based on isometric engine</text:span></text:p>
      <text:p text:style-name="P45"><text:span text:style-name="T60"><text:s text:c="6"/></text:span><text:span text:style-name="T61">Frontend: jQuery, pure </text:span><text:span text:style-name="T62">OOP/Functional</text:span><text:span text:style-name="T61"> Javascript, </text:span><text:span text:style-name="T63">Isogenic engine, physic modeling, HTML5</text:span></text:p>
      <text:p text:style-name="P15"><text:s text:c="4"/><text:span text:style-name="T27">200</text:span><text:span text:style-name="T39">7 – 2008, HeadHunter:Penza. Project </text:span><text:a xlink:type="simple" xlink:href="http://livehh.ru/" text:style-name="Internet_20_link" text:visited-style-name="Visited_20_Internet_20_Link"><text:span text:style-name="T27">http://livehh.ru</text:span></text:a> - <text:span text:style-name="T109">worked in team</text:span></text:p>
      <text:p text:style-name="P15"><text:s text:c="6"/><text:span text:style-name="T113">Java stack: Springframework (MVC, WebFlow, Security), Hibernate</text:span></text:p>
      <text:p text:style-name="P15"><text:s text:c="6"/><text:span text:style-name="T113">In addition: Tomcat clustering</text:span></text:p>
      <text:p text:style-name="P15"><text:span text:style-name="T109"><text:s text:c="4"/></text:span><text:span text:style-name="T39">2008, HeadHunter:Penza, Project </text:span><text:a xlink:type="simple" xlink:href="http://career.ru/" text:style-name="Internet_20_link" text:visited-style-name="Visited_20_Internet_20_Link"><text:span text:style-name="T39">http://career.ru</text:span></text:a><text:span text:style-name="T109"> - worked in team,</text:span> <text:s text:c="4"/><text:span text:style-name="T114">Java stack: Liferay por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Lucida Sans Typewriter" svg:font-family="'Lucida Sans Typewriter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3.5.2.0$Linux_X86_64 LibreOffice_project/430m0$Build-2</meta:generator>
    <dc:date>2015-02-26T01:44:14.134307159</dc:date>
    <meta:editing-duration>PT6H13M2S</meta:editing-duration>
    <meta:editing-cycles>332</meta:editing-cycles>
    <meta:document-statistic meta:table-count="0" meta:image-count="0" meta:object-count="0" meta:page-count="2" meta:paragraph-count="92" meta:word-count="587" meta:character-count="5538" meta:non-whitespace-character-count="4396"/>
  </office:meta>
</office:document-meta>
</file>